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d36de" officeooo:paragraph-rsid="000d36de" style:font-size-asian="10.5pt"/>
    </style:style>
    <style:style style:name="P2" style:family="paragraph" style:parent-style-name="Standard">
      <style:text-properties fo:language="pt" fo:country="BR" officeooo:rsid="000ed3f8" officeooo:paragraph-rsid="000ed3f8" style:font-size-asian="10.5pt"/>
    </style:style>
    <style:style style:name="T1" style:family="text">
      <style:text-properties officeooo:rsid="000df91e"/>
    </style:style>
    <style:style style:name="T2" style:family="text">
      <style:text-properties officeooo:rsid="000fe7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 cidade da merelandia a grande massagista Chris é uma massagista muito conhecida <text:span text:style-name="T1">que ama a vida de massagista</text:span> e <text:span text:style-name="T1">todos querem desfrutar dos serviços da “Princesa Chris”, como é chamada por seus garotos. Por ter muitos garotos ela não para de trabalhar, está sempre visitando seus garotos, exatamente por este motivo ela sempre prefere pegar o caminho mais demorado, para poder descansar entre um garoto e outro. Mas por normalmente sair da casa de seus garotos feliz e saltitante, ela não se importa de passar por caminhos até a casa de seus garotos já visitados quando isto acontece ela conta esse caminho apenas uma única vez, com um porém ela odeia andar em circulos.</text:span></text:p>
      <text:p text:style-name="P2">Um dia Princesa Chris ficou muito curiosa ao pensar <text:span text:style-name="T2">nos caminhos que ela deixava de passar e quis saber quanto tempo ela levaria para percorrer os outros caminhos existentes na cidade de mereland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1:23:38.351339247</meta:creation-date>
    <dc:date>2017-05-26T15:06:25.178100028</dc:date>
    <meta:editing-duration>PT1H28M44S</meta:editing-duration>
    <meta:editing-cycles>1</meta:editing-cycles>
    <meta:document-statistic meta:table-count="0" meta:image-count="0" meta:object-count="0" meta:page-count="1" meta:paragraph-count="2" meta:word-count="148" meta:character-count="869" meta:non-whitespace-character-count="723"/>
    <meta:generator>LibreOffice/5.2.7.2$Linux_X86_64 LibreOffice_project/20$Build-2</meta:generator>
  </office:meta>
</office:document-meta>
</file>